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2A7088B4E79A9AE8.png" manifest:media-type="image/png"/>
  <manifest:file-entry manifest:full-path="Pictures/100000010000004F000000151A636F0DFC640BE7.png" manifest:media-type="image/png"/>
  <manifest:file-entry manifest:full-path="Pictures/1000046A0000082A0000022CFEC2184B4A8182B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loext:graphic-properties draw:fill="solid" draw:fill-color="#282a36" draw:opacity="100%"/>
      <style:paragraph-properties fo:margin-top="0cm" fo:margin-bottom="0.499cm" style:contextual-spacing="false" fo:background-color="#282a36"/>
    </style:style>
    <style:style style:name="T1" style:family="text">
      <style:text-properties fo:color="#f8f8f2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color="#ffffff" loext:opacity="100%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haser 3 + Vite.js Template</text:h>
      <text:p text:style-name="Quotations">Make Phaser 3 games with modern frontend tooling.</text:p>
      <text:p text:style-name="Text_20_body"><draw:a xlink:type="simple" xlink:href="https://camo.githubusercontent.com/029166d85f92969845201e59c3fcd8c8345556036155ff18140f6a9e796173a3/68747470733a2f2f696d672e736869656c64732e696f2f62616467652f6c6963656e73652d4d49542d677265656e" office:target-frame-name="_blank" xlink:show="new"><draw:frame draw:style-name="fr2" draw:name="Figura1" text:anchor-type="as-char" svg:width="2.143cm" svg:height="0.609cm" draw:z-index="0"><draw:image xlink:href="Pictures/1000046A0000082A0000022CFEC2184B4A8182BA.svg" xlink:type="simple" xlink:show="embed" xlink:actuate="onLoad" draw:mime-type="image/svg+xml"/><draw:image xlink:href="Pictures/100000010000004F000000151A636F0DFC640BE7.png" xlink:type="simple" xlink:show="embed" xlink:actuate="onLoad" draw:mime-type="image/png"/><svg:title>License</svg:title></draw:frame></draw:a></text:p>
      <text:h text:style-name="Heading_20_2" text:outline-level="2"><text:bookmark text:name="user-content-prerequisites"/>Prerequisites</text:h>
      <text:p text:style-name="Text_20_body">You'll need <text:a xlink:type="simple" xlink:href="https://nodejs.org/en/" text:style-name="Internet_20_link" text:visited-style-name="Visited_20_Internet_20_Link">Node.js</text:a> and <text:a xlink:type="simple" xlink:href="https://www.npmjs.com/" text:style-name="Internet_20_link" text:visited-style-name="Visited_20_Internet_20_Link">npm</text:a> installed.</text:p>
      <text:p text:style-name="Text_20_body">It is highly recommended to use <text:a xlink:type="simple" xlink:href="https://github.com/nvm-sh/nvm" text:style-name="Internet_20_link" text:visited-style-name="Visited_20_Internet_20_Link">Node Version Manager</text:a> (nvm) to install Node.js and npm.</text:p>
      <text:p text:style-name="P2"><text:span text:style-name="Source_20_Text"><text:span text:style-name="T2">wget -qO- https://raw.githubusercontent.com/nvm-sh/nvm/v0.35.2/install.sh | bash</text:span></text:span></text:p>
      <text:p text:style-name="P2"><text:span text:style-name="Source_20_Text"><text:span text:style-name="T2">nvm install node</text:span></text:span></text:p>
      <text:p text:style-name="P3"><text:span text:style-name="Source_20_Text"><text:span text:style-name="T6">nvm use node</text:span></text:span></text:p>
      <text:p text:style-name="P2"><text:span text:style-name="Source_20_Text"><text:span text:style-name="T2">npm install -g parcel-bundler</text:span></text:span></text:p>
      <text:p text:style-name="Text_20_body">For Windows users there is <text:a xlink:type="simple" xlink:href="https://github.com/coreybutler/nvm-windows" text:style-name="Internet_20_link" text:visited-style-name="Visited_20_Internet_20_Link">Node Version Manager for Windows</text:a>.</text:p>
      <text:p text:style-name="Text_20_body">Install Node.js and <text:span text:style-name="Source_20_Text">npm</text:span> with <text:span text:style-name="Source_20_Text">nvm</text:span>:</text:p>
      <text:p text:style-name="Preformatted_20_Text">nvm install node</text:p>
      <text:p text:style-name="Preformatted_20_Text"/>
      <text:p text:style-name="P2">nvm use node</text:p>
      <text:p text:style-name="Text_20_body">Replace 'node' with 'latest' for <text:span text:style-name="Source_20_Text">nvm-windows</text:span>.</text:p>
      <text:h text:style-name="Heading_20_2" text:outline-level="2"><text:bookmark text:name="user-content-getting-started"/>Getting Started</text:h>
      <text:p text:style-name="Text_20_body">You can clone this repository or use <text:a xlink:type="simple" xlink:href="https://github.com/Rich-Harris/degit" text:style-name="Internet_20_link" text:visited-style-name="Visited_20_Internet_20_Link">degit</text:a> to scaffold the project like this:</text:p>
      <text:p text:style-name="Preformatted_20_Text">npx degit https://github.com/ourcade/phaser3-vite-template my-folder-name</text:p>
      <text:p text:style-name="Preformatted_20_Text">cd my-folder-name</text:p>
      <text:p text:style-name="Preformatted_20_Text"/>
      <text:p text:style-name="P2">npm install</text:p>
      <text:p text:style-name="Text_20_body">Start development server:</text:p>
      <text:p text:style-name="P2"><text:span text:style-name="Source_20_Text">npm run start</text:span></text:p>
      <text:p text:style-name="Text_20_body">To create a production build:</text:p>
      <text:p text:style-name="P2"><text:span text:style-name="Source_20_Text">npm run build</text:span></text:p>
      <text:p text:style-name="Text_20_body">Production files will be placed in the <text:span text:style-name="Source_20_Text">dist</text:span> folder. Then upload those files to a web server. <draw:frame draw:style-name="fr1" draw:name="Figura2" text:anchor-type="as-char" svg:width="0.529cm" svg:height="0.529cm" draw:z-index="1"><draw:image xlink:href="Pictures/1000000100000040000000402A7088B4E79A9AE8.png" xlink:type="simple" xlink:show="embed" xlink:actuate="onLoad" draw:mime-type="image/png"/><svg:title>tada</svg:title></draw:frame></text:p>
      <text:h text:style-name="Heading_20_2" text:outline-level="2"/>
      <text:h text:style-name="P1" text:outline-level="2"><text:bookmark text:name="user-content-project-structure"/>Project Structure</text:h>
      <text:p text:style-name="Preformatted_20_Text"><text:span text:style-name="Source_20_Text"><text:s text:c="4"/>.</text:span></text:p>
      <text:p text:style-name="Preformatted_20_Text"><text:span text:style-name="Source_20_Text"><text:s text:c="4"/>├── dist</text:span></text:p>
      <text:p text:style-name="Preformatted_20_Text"><text:span text:style-name="Source_20_Text"><text:s text:c="4"/>├── node_modules</text:span></text:p>
      <text:p text:style-name="Preformatted_20_Text"><text:span text:style-name="Source_20_Text"><text:s text:c="4"/>├── public</text:span></text:p>
      <text:p text:style-name="Preformatted_20_Text"><text:span text:style-name="Source_20_Text"><text:s text:c="4"/>├── src</text:span></text:p>
      <text:p text:style-name="Preformatted_20_Text"><text:span text:style-name="Source_20_Text"><text:s text:c="4"/>│ <text:s text:c="2"/>├── HelloWorldScene.js</text:span></text:p>
      <text:p text:style-name="Preformatted_20_Text"><text:span text:style-name="Source_20_Text"><text:s text:c="4"/>│ <text:s text:c="2"/>├── main.js</text:span></text:p>
      <text:p text:style-name="Preformatted_20_Text"><text:span text:style-name="Source_20_Text"><text:s text:c="8"/>├── index.html</text:span></text:p>
      <text:p text:style-name="P2"><text:span text:style-name="Source_20_Text"><text:s text:c="4"/>├── package.json</text:span></text:p>
      <text:p text:style-name="Text_20_body">JavaScript files are intended for the <text:span text:style-name="Source_20_Text">src</text:span> folder. <text:span text:style-name="Source_20_Text">main.js</text:span> is the entry point referenced by <text:span text:style-name="Source_20_Text">index.html</text:span>.</text:p>
      <text:p text:style-name="Text_20_body">Other than that there is no opinion on how you should structure your project.</text:p>
      <text:p text:style-name="Text_20_body">There is an example <text:span text:style-name="Source_20_Text">HelloWorldScene.js</text:span> file that can be placed inside a <text:span text:style-name="Source_20_Text">scenes</text:span> folder to organize by type or elsewhere to organize by function. For example, you can keep all files specific to the HelloWorld scene in a <text:span text:style-name="Source_20_Text">hello-world</text:span> folder.</text:p>
      <text:p text:style-name="Text_20_body">It is all up to you!</text:p>
      <text:h text:style-name="Heading_20_2" text:outline-level="2"><text:bookmark text:name="user-content-static-assets"/>Static Assets</text:h>
      <text:p text:style-name="Text_20_body">Any static assets like images or audio files should be placed in the <text:span text:style-name="Source_20_Text">public</text:span> folder. It'll then be served from the root. For example: <text:a xlink:type="simple" xlink:href="http://localhost:8000/images/my-image.png" text:style-name="Internet_20_link" text:visited-style-name="Visited_20_Internet_20_Link">http://localhost:8000/images/my-image.png</text:a></text:p>
      <text:p text:style-name="Text_20_body">Example <text:span text:style-name="Source_20_Text">public</text:span> structure:</text:p>
      <text:p text:style-name="Preformatted_20_Text"><text:span text:style-name="Source_20_Text"><text:s text:c="4"/>public</text:span></text:p>
      <text:p text:style-name="Preformatted_20_Text"><text:span text:style-name="Source_20_Text"><text:s text:c="4"/>├── images</text:span></text:p>
      <text:p text:style-name="Preformatted_20_Text"><text:span text:style-name="Source_20_Text"><text:s text:c="4"/>│ <text:s text:c="2"/>├── my-image.png</text:span></text:p>
      <text:p text:style-name="Preformatted_20_Text"><text:span text:style-name="Source_20_Text"><text:s text:c="4"/>├── music</text:span></text:p>
      <text:p text:style-name="Preformatted_20_Text"><text:span text:style-name="Source_20_Text"><text:s text:c="4"/>│ <text:s text:c="2"/>├── ...</text:span></text:p>
      <text:p text:style-name="Preformatted_20_Text"><text:span text:style-name="Source_20_Text"><text:s text:c="4"/>├── sfx</text:span></text:p>
      <text:p text:style-name="P2"><text:span text:style-name="Source_20_Text"><text:s text:c="4"/>│ <text:s text:c="2"/>├── ...</text:span></text:p>
      <text:p text:style-name="Text_20_body">They can then be loaded by Phaser with <text:span text:style-name="Source_20_Text">this.image.load('my-image', 'images/my-image.png')</text:span>.</text:p>
      <text:h text:style-name="Heading_20_1" text:outline-level="1"><text:bookmark text:name="user-content-eslint"/>ESLint</text:h>
      <text:p text:style-name="Text_20_body">This template uses a basic <text:span text:style-name="Source_20_Text">eslint</text:span> set up for code linting to help you find and fix common problems in your JavaScript code.</text:p>
      <text:p text:style-name="Text_20_body">It does not aim to be opinionated.</text:p>
      <text:p text:style-name="Text_20_body"><text:a xlink:type="simple" xlink:href="https://eslint.org/docs/rules/" text:style-name="Internet_20_link" text:visited-style-name="Visited_20_Internet_20_Link">See here for rules to turn on or off</text:a>.</text:p>
      <text:h text:style-name="Heading_20_2" text:outline-level="2"><text:bookmark text:name="user-content-dev-server-port"/><text:soft-page-break/>Dev Server Port</text:h>
      <text:p text:style-name="Text_20_body">You can change the dev server's port number by modifying the <text:span text:style-name="Source_20_Text">vite.config.js</text:span> file. Look for the <text:span text:style-name="Source_20_Text">server</text:span> section:</text:p>
      <text:p text:style-name="Preformatted_20_Text">{</text:p>
      <text:p text:style-name="Preformatted_20_Text"><text:s text:c="8"/>// ...</text:p>
      <text:p text:style-name="Preformatted_20_Text"><text:s text:c="8"/>server: { host: '0.0.0.0', port: 8000 },</text:p>
      <text:p text:style-name="P2">}</text:p>
      <text:p text:style-name="Text_20_body">Change 8000 to whatever you want.</text:p>
      <text:h text:style-name="Heading_20_2" text:outline-level="2"><text:bookmark text:name="user-content-license"/>License</text:h>
      <text:p text:style-name="Text_20_body"><text:a xlink:type="simple" xlink:href="https://github.com/ourcade/phaser3-vite-template/blob/master/LICENSE" text:style-name="Internet_20_link" text:visited-style-name="Visited_20_Internet_20_Link">MIT License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08:33:31.797656997</meta:creation-date>
    <dc:date>2022-12-22T08:37:05.495493462</dc:date>
    <meta:editing-duration>PT3M32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3" meta:paragraph-count="63" meta:word-count="367" meta:character-count="2332" meta:non-whitespace-character-count="1932"/>
  </office:meta>
</office:document-meta>
</file>